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B0000008CF7A1B00F5CE9AD9D.png" manifest:media-type="image/png"/>
  <manifest:file-entry manifest:full-path="Pictures/100002010000001400000164B01D72312915394A.png" manifest:media-type="image/png"/>
  <manifest:file-entry manifest:full-path="Pictures/100002010000001500000162DF2770964B1B0D6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1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71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51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71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71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2.771cm" fo:min-width="2.525cm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0.411cm" svg:y1="15.279cm" svg:x2="10.61cm" svg:y2="15.48cm">
                <text:p/>
              </draw:line>
              <draw:line draw:style-name="gr2" draw:text-style-name="P1" draw:layer="layout" svg:x1="10.61cm" svg:y1="15.279cm" svg:x2="10.411cm" svg:y2="15.48cm">
                <text:p/>
              </draw:line>
            </draw:g>
            <draw:frame draw:style-name="gr3" draw:text-style-name="P3" draw:layer="layout" svg:width="0.251cm" svg:height="0.38cm" svg:x="10.411cm" svg:y="14.909cm">
              <draw:text-box>
                <text:p text:style-name="P2"><text:span text:style-name="T1">T</text:span></text:p>
              </draw:text-box>
            </draw:frame>
            <draw:g>
              <draw:line draw:style-name="gr4" draw:text-style-name="P1" draw:layer="layout" svg:x1="8.943cm" svg:y1="13.688cm" svg:x2="9.142cm" svg:y2="13.889cm">
                <text:p/>
              </draw:line>
              <draw:line draw:style-name="gr5" draw:text-style-name="P1" draw:layer="layout" svg:x1="9.142cm" svg:y1="13.688cm" svg:x2="8.943cm" svg:y2="13.889cm">
                <text:p/>
              </draw:line>
            </draw:g>
            <draw:frame draw:style-name="gr3" draw:text-style-name="P3" draw:layer="layout" svg:width="0.251cm" svg:height="0.38cm" svg:x="8.944cm" svg:y="13.316cm">
              <draw:text-box>
                <text:p text:style-name="P2"><text:span text:style-name="T1">U</text:span></text:p>
              </draw:text-box>
            </draw:frame>
            <draw:custom-shape draw:style-name="gr6" draw:text-style-name="P4" draw:layer="layout" svg:width="4.301cm" svg:height="4.301cm" svg:x="8.358cm" svg:y="13.2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7" draw:text-style-name="P5" draw:layer="layout" svg:width="0.177cm" svg:height="2.996cm" draw:transform="rotate (-1.19205987911213) translate (11.771cm 12.538cm)">
              <draw:image xlink:href="Pictures/100002010000001500000162DF2770964B1B0D60.png" xlink:type="simple" xlink:show="embed" xlink:actuate="onLoad">
                <text:p/>
              </draw:image>
            </draw:frame>
            <draw:frame draw:style-name="gr7" draw:text-style-name="P5" draw:layer="layout" svg:width="0.168cm" svg:height="3.013cm" draw:transform="rotate (-0.458847060349309) translate (11.813cm 12.653cm)">
              <draw:image xlink:href="Pictures/100002010000001400000164B01D72312915394A.png" xlink:type="simple" xlink:show="embed" xlink:actuate="onLoad">
                <text:p/>
              </draw:image>
            </draw:frame>
            <draw:frame draw:style-name="gr7" draw:text-style-name="P5" draw:layer="layout" svg:width="0.364cm" svg:height="1.184cm" draw:transform="rotate (-0.823097275240526) translate (12.166cm 12.146cm)">
              <draw:image xlink:href="Pictures/100002010000002B0000008CF7A1B00F5CE9AD9D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67" draw:display-name="Dashed (var) 7167" draw:style="rect" draw:dots1="1" draw:dots1-length="0.001cm" draw:dots2="1" draw:dots2-length="0.001cm" draw:distance="0.001cm"/>
    <draw:stroke-dash draw:name="Dashed_20__28_var_29__20_7168" draw:display-name="Dashed (var) 7168" draw:style="rect" draw:dots1="1" draw:dots1-length="0.001cm" draw:dots2="1" draw:dots2-length="0.001cm" draw:distance="0.001cm"/>
    <draw:stroke-dash draw:name="Dashed_20__28_var_29__20_7169" draw:display-name="Dashed (var) 7169" draw:style="rect" draw:dots1="1" draw:dots1-length="0.001cm" draw:dots2="1" draw:dots2-length="0.001cm" draw:distance="0.001cm"/>
    <draw:stroke-dash draw:name="Dashed_20__28_var_29__20_7170" draw:display-name="Dashed (var) 717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34:43.979093914</meta:creation-date>
    <dc:date>2018-02-09T12:35:05.431395155</dc:date>
    <meta:editing-duration>PT22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